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0.388cm" style:snap-to-layout-grid="false"/>
      <style:text-properties style:use-window-font-color="true"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style:use-window-font-color="true" fo:font-size="8pt" fo:language="zxx" fo:country="none" style:font-size-asian="8pt" style:language-asian="zxx" style:country-asian="none"/>
    </style:style>
    <style:style style:name="P4" style:family="paragraph" style:parent-style-name="Standard">
      <style:paragraph-properties style:snap-to-layout-grid="false"/>
      <style:text-properties style:use-window-font-color="true"/>
    </style:style>
    <style:style style:name="P5" style:family="paragraph" style:parent-style-name="Standard">
      <style:paragraph-properties fo:line-height="0.3cm" style:snap-to-layout-grid="false"/>
      <style:text-properties style:use-window-font-color="true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-complex="Arial" style:font-size-complex="11pt"/>
    </style:style>
    <style:style style:name="P7" style:family="paragraph" style:parent-style-name="Standard">
      <style:paragraph-properties fo:line-height="0.388cm" style:snap-to-layout-grid="false"/>
      <style:text-properties style:use-window-font-color="true"/>
    </style:style>
    <style:style style:name="P8" style:family="paragraph" style:parent-style-name="Standard">
      <style:paragraph-properties fo:line-height="0.388cm" style:snap-to-layout-grid="false"/>
      <style:text-properties style:use-window-font-color="true" style:font-name="Arial" fo:font-size="8pt" fo:language="en" fo:country="GB" style:font-size-asian="8pt" style:font-name-complex="Arial" style:font-size-complex="8pt"/>
    </style:style>
    <style:style style:name="P9" style:family="paragraph" style:parent-style-name="Standard">
      <style:paragraph-properties fo:line-height="0.388cm" style:snap-to-layout-grid="false"/>
      <style:text-properties style:use-window-font-color="true"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text-align="justify" style:justify-single-word="false"/>
      <style:text-properties style:use-window-font-color="true"/>
    </style:style>
    <style:style style:name="P11" style:family="paragraph" style:parent-style-name="Standard">
      <style:paragraph-properties fo:text-align="center" style:justify-single-word="false"/>
      <style:text-properties style:use-window-font-color="true"/>
    </style:style>
    <style:style style:name="P12" style:family="paragraph" style:parent-style-name="Standard">
      <style:paragraph-properties style:snap-to-layout-grid="false"/>
      <style:text-properties style:use-window-font-color="true" fo:font-weight="normal" style:font-weight-asian="normal" style:font-weight-complex="normal"/>
    </style:style>
    <style:style style:name="P13" style:family="paragraph" style:parent-style-name="Standard">
      <style:paragraph-properties fo:line-height="0.459cm"/>
      <style:text-properties style:use-window-font-color="true" fo:font-weight="normal" style:font-weight-asian="normal" style:font-weight-complex="normal"/>
    </style:style>
    <style:style style:name="P14" style:family="paragraph" style:parent-style-name="Standard">
      <style:paragraph-properties fo:line-height="0.459cm" style:snap-to-layout-grid="false"/>
      <style:text-properties style:use-window-font-color="true" fo:font-weight="normal" style:font-weight-asian="normal" style:font-weight-complex="normal"/>
    </style:style>
    <style:style style:name="P15" style:family="paragraph" style:parent-style-name="Standard">
      <style:paragraph-properties fo:line-height="0.459cm"/>
      <style:text-properties style:use-window-font-color="true" fo:font-weight="normal" style:font-weight-asian="normal" style:font-name-complex="Arial" style:font-size-complex="11pt" style:font-weight-complex="normal"/>
    </style:style>
    <style:style style:name="P16" style:family="paragraph" style:parent-style-name="Standard">
      <style:text-properties style:use-window-font-color="true" fo:font-weight="normal" style:font-weight-asian="normal" style:font-name-complex="Arial" style:font-weight-complex="normal"/>
    </style:style>
    <style:style style:name="P1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use-window-font-color="true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/>
    </style:style>
    <style:style style:name="P20" style:family="paragraph" style:parent-style-name="Header">
      <style:paragraph-properties style:snap-to-layout-grid="false">
        <style:tab-stops/>
      </style:paragraph-properties>
      <style:text-properties style:use-window-font-color="true"/>
    </style:style>
    <style:style style:name="P21" style:family="paragraph" style:parent-style-name="Header">
      <style:paragraph-properties style:line-height-at-least="0.388cm" style:snap-to-layout-grid="false">
        <style:tab-stops/>
      </style:paragraph-properties>
      <style:text-properties style:use-window-font-color="true"/>
    </style:style>
    <style:style style:name="P22" style:family="paragraph" style:parent-style-name="Header">
      <style:paragraph-properties fo:line-height="0.459cm" style:snap-to-layout-grid="false">
        <style:tab-stops/>
      </style:paragraph-properties>
      <style:text-properties style:use-window-font-color="true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Heading_20_4">
      <style:paragraph-properties style:snap-to-layout-grid="false"/>
      <style:text-properties style:use-window-font-color="true" fo:font-size="11pt" style:text-underline-style="none" style:font-size-asian="11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style:font-name-complex="Arial" style:font-size-complex="11pt"/>
    </style:style>
    <style:style style:name="T4" style:family="text">
      <style:text-properties style:font-name-complex="Arial"/>
    </style:style>
    <style:style style:name="T5" style:family="text">
      <style:text-properties style:font-name-complex="Arial" style:font-size-complex="11pt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" fo:font-size="8pt" fo:language="zxx" fo:country="none" style:font-size-asian="8pt" style:language-asian="zxx" style:country-asian="none"/>
    </style:style>
    <style:style style:name="T8" style:family="text">
      <style:text-properties style:font-name="Arial1" fo:font-size="11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Arial1" fo:font-size="11pt"/>
    </style:style>
    <style:style style:name="T11" style:family="text">
      <style:text-properties style:font-size-complex="11pt"/>
    </style:style>
    <style:style style:name="T12" style:family="text">
      <style:text-properties fo:text-transform="capitalize" style:font-name-complex="Arial" style:font-size-complex="11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ecisionprecedente_impression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lieuseance"/>
        <text:user-field-decl office:value-type="string" office:string-value="" text:name="decisionprecedente_decision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0" text:name="passagecommissionep_impressionconvocation"/>
        <text:user-field-decl office:value-type="string" office:string-value="" text:name="passagecommissionepprecedent_impressiondecision"/>
        <text:user-field-decl office:value-type="string" office:string-value="" text:name="adresse_nomcom"/>
        <text:user-field-decl office:value-type="string" office:string-value="" text:name="adresse_libtypevoi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2"/>
          </table:table-cell>
          <table:covered-table-cell/>
          <table:covered-table-cell/>
          <table:table-cell table:style-name="Tableau1.A1" table:number-columns-spanned="2" office:value-type="string">
            <text:p text:style-name="P4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table-cell table:style-name="Tableau1.A1" table:number-rows-spanned="5" office:value-type="string">
            <text:p text:style-name="P12"/>
          </table:table-cell>
          <table:table-cell table:style-name="Tableau1.A1" table:number-rows-spanned="5" office:value-type="string">
            <text:p text:style-name="P14"><text:span text:style-name="T5"><text:user-field-get text:name="personne_qual"/></text:span><text:span text:style-name="T11"> </text:span><text:span text:style-name="T5"><text:user-field-get text:name="personne_prenom"/></text:span><text:span text:style-name="T5"> </text:span><text:span text:style-name="T5"><text:user-field-get text:name="personne_nom"/></text:span><text:span text:style-name="T5"> <text:s/></text:span></text:p>
            <text:p text:style-name="P13"><text:span text:style-name="T5"><text:user-field-get text:name="adresse_numvoie"/></text:span><text:span text:style-name="T5"> <text:s/></text:span><text:span text:style-name="T12"><text:user-field-get text:name="adresse_libtypevoie"/></text:span><text:span text:style-name="T12"> </text:span><text:span text:style-name="T12"><text:user-field-get text:name="adresse_nomvoie"/></text:span></text:p>
            <text:p text:style-name="P15"><text:user-field-get text:name="adresse_complideadr"/></text:p>
            <text:p text:style-name="P16"><text:user-field-get text:name="adresse_compladr"/> <text:user-field-get text:name="adresse_lieudist"/></text:p>
            <text:p text:style-name="P22"><text:user-field-get text:name="adresse_codepos"/> <text:user-field-get text:name="adresse_nomcom"/></text:p>
          </table:table-cell>
        </table:table-row>
        <table:table-row table:style-name="Tableau1.4">
          <table:table-cell table:style-name="Tableau1.A1" office:value-type="string">
            <text:p text:style-name="P3"><text:bookmark-start text:name="__Fieldmark__1658_974592852"/>Réf. : <text:bookmark-end text:name="__Fieldmark__1658_974592852"/></text:p>
          </table:table-cell>
          <table:table-cell table:style-name="Tableau1.A1" table:number-columns-spanned="2" office:value-type="string">
            <text:p text:style-name="P17"><text:span text:style-name="T6">DPAS/SIS/BADA/SUSPENSION/</text:span><text:span text:style-name="T6"><text:date style:data-style-name="N106" text:date-value="2015-04-23T11:11:27.69">2015</text:date></text:span></text:p>
            <text:p text:style-name="P7"><text:span text:style-name="T7">Matricule CAF : </text:span><text:span text:style-name="T7"><text:user-field-get text:name="dossier_matricule"/></text:span><text:bookmark text:name="__Fieldmark__1670_974592852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3"><text:bookmark-start text:name="__Fieldmark__1681_974592852"/>Affaire suivie par : <text:bookmark-end text:name="__Fieldmark__1681_974592852"/></text:p>
          </table:table-cell>
          <table:covered-table-cell/>
          <table:table-cell table:style-name="Tableau1.A1" office:value-type="string">
            <text:p text:style-name="P8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3"><text:bookmark-start text:name="__Fieldmark__1692_974592852"/>Tél. : <text:bookmark-end text:name="__Fieldmark__1692_974592852"/></text:p>
          </table:table-cell>
          <table:table-cell table:style-name="Tableau1.A1" table:number-columns-spanned="2" office:value-type="string">
            <text:p text:style-name="P9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4" text:outline-level="4">Bobigny, le <text:span text:style-name="T3"><text:user-field-get text:name="passagecommissionep_impressionconvocation">0</text:user-field-get></text:span></text:h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0"/>
      <text:p text:style-name="P10"><text:span text:style-name="T1"><text:user-field-get text:name="personne_qual"/></text:span>, </text:p>
      <text:p text:style-name="P10"/>
      <text:p text:style-name="P1"><text:span text:style-name="T9">Dans mon courrier du </text:span><text:span text:style-name="T9"><text:user-field-get text:name="passagecommissionepprecedent_impressiondecision"/></text:span><text:span text:style-name="T9">, je vous informais </text:span><text:span text:style-name="T10">de la décision du Président</text:span><text:span text:style-name="T9"> du Conseil </text:span><text:span text:style-name="T9">départemental</text:span><text:span text:style-name="T9"> de </text:span><text:span text:style-name="T8">réduire votre allocation de Revenu de Solidarité Active (RSA) de 100 €, en raison de l’absence de démarches d’insertion de votre part.</text:span> </text:p>
      <text:p text:style-name="P10"/>
      <text:p text:style-name="P1"><text:span text:style-name="T10">Je vous invitais également à signer dans les plus</text:span><text:span text:style-name="T9"> </text:span><text:span text:style-name="T8">brefs délais un</text:span><text:span text:style-name="T9"> Projet Personnalisé d'Accès à l'Emploi (PPAE)</text:span><text:span text:style-name="T10">, et vous indiquais qu’à défaut, votre dossier repasserait en commission et que vous vous exposeriez à une suspension de votre RSA,</text:span><text:span text:style-name="T9"> </text:span></text:p>
      <text:p text:style-name="P10"/>
      <text:p text:style-name="P10">Par conséquent, votre situation va être soumise à l’Equipe Pluridisciplinaire (EP) qui se réunira le <text:span text:style-name="T1"><text:user-field-get style:data-style-name="N36" text:name="commissionep_dateseance">30/12/1899</text:user-field-get></text:span><text:span text:style-name="T1"> à </text:span><text:span text:style-name="T1"><text:user-field-get text:name="commissionep_dateseance_time"/></text:span><text:span text:style-name="T1"> à l'adresse suivante :</text:span></text:p>
      <text:p text:style-name="P18"/>
      <text:p text:style-name="P6"><text:user-field-get text:name="commissionep_lieuseance"/></text:p>
      <text:p text:style-name="P6"><text:user-field-get text:name="commissionep_adresseseance"/></text:p>
      <text:p text:style-name="P19"><text:span text:style-name="T1"><text:user-field-get text:name="commissionep_codepostalseance"/></text:span><text:span text:style-name="T1"> </text:span><text:span text:style-name="T1"><text:user-field-get text:name="commissionep_villeseance"/></text:span></text:p>
      <text:p text:style-name="P11"/>
      <text:p text:style-name="P1">Je vous rappelle que vous pourrez être <text:span text:style-name="T2"><text:conditional-text text:condition="ooow:personne_qual==&quot;Monsieur&quot;" text:string-value-if-true="entendu" text:string-value-if-false="entendue" text:current-value="true">entendue</text:conditional-text></text:span> par l’EP si vous le souhaitez et vous faire accompagner d’une personne de votre choix.</text:p>
      <text:p text:style-name="P1"/>
      <text:p text:style-name="P23">Je reste à votre entière disposition pour tout renseignement complémentaire.</text:p>
      <text:p text:style-name="P23"/>
      <text:p text:style-name="Text_20_body"><text:span text:style-name="T8">Toutefois, si vous venez de conclure un CER ou que vous disposez d'un Projet Personnalisé d'Accès à l'Emploi en cours de validité, votre situation est régularisée et vous ne devez pas tenir compte de ce courrier.</text:span> </text:p>
      <text:p text:style-name="P1"/>
      <text:p text:style-name="P1"><text:soft-page-break/><text:span text:style-name="T4">Je vous prie de croire, </text:span><text:span text:style-name="T4"><text:user-field-get text:name="personne_qual"/></text:span><text:span text:style-name="T4">, à l'assurance de mes salutations distingu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loext:contextual-spacing="false" fo:margin-top="0.282cm" fo:margin-bottom="0.282cm"/>
    </style:style>
    <style:style style:name="Texte_20_tableau_20_bold" style:display-name="Texte tableau bold" style:family="paragraph" style:parent-style-name="Standard">
      <style:paragraph-properties loext:contextual-spacing="false"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28:00</meta:creation-date>
    <dc:date>2015-04-23T11:11:27.62</dc:date>
    <meta:print-date>2013-07-29T11:22:02.84</meta:print-date>
    <meta:editing-cycles>50</meta:editing-cycles>
    <meta:editing-duration>PT06H38M50S</meta:editing-duration>
    <meta:generator>OpenOffice.org/3.2$Win32 OpenOffice.org_project/320m12$Build-9483</meta:generator>
    <dc:creator>linda baitech</dc:creator>
    <meta:printed-by>linda baitech</meta:printed-by>
    <meta:document-statistic meta:table-count="1" meta:image-count="0" meta:object-count="0" meta:page-count="2" meta:paragraph-count="24" meta:word-count="197" meta:character-count="1235"/>
    <meta:user-defined meta:name="Info 1"/>
    <meta:user-defined meta:name="Info 2"/>
    <meta:user-defined meta:name="Info 3"/>
    <meta:user-defined meta:name="Info 4"/>
  </office:meta>
</office:document-meta>
</file>